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9ff01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19ff01" officeooo:paragraph-rsid="0019ff01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d4bb8"/>
    </style:style>
    <style:style style:name="P5" style:family="paragraph" style:parent-style-name="Text_20_body">
      <style:paragraph-properties fo:margin-top="0in" fo:margin-bottom="0.1965in" style:contextual-spacing="false"/>
      <style:text-properties officeooo:paragraph-rsid="0018868b"/>
    </style:style>
    <style:style style:name="P6" style:family="paragraph" style:parent-style-name="Text_20_body">
      <style:text-properties fo:color="#999999" loext:opacity="100%"/>
    </style:style>
    <style:style style:name="P7" style:family="paragraph" style:parent-style-name="Text_20_body">
      <style:paragraph-properties fo:margin-top="0in" fo:margin-bottom="0.1965in" style:contextual-spacing="false"/>
      <style:text-properties fo:color="#999999" loext:opacity="100%" officeooo:paragraph-rsid="0018868b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1d4bb8" officeooo:paragraph-rsid="001d4bb8"/>
    </style:style>
    <style:style style:name="P9" style:family="paragraph" style:parent-style-name="Preformatted_20_Text">
      <style:paragraph-properties fo:margin-top="0in" fo:margin-bottom="0.1965in" style:contextual-spacing="false"/>
      <style:text-properties fo:font-weight="bold" officeooo:paragraph-rsid="0019ff01" style:font-weight-asian="bold" style:font-weight-complex="bold"/>
    </style:style>
    <style:style style:name="P10" style:family="paragraph" style:parent-style-name="Preformatted_20_Text">
      <style:paragraph-properties fo:margin-top="0in" fo:margin-bottom="0.1965in" style:contextual-spacing="false"/>
      <style:text-properties fo:font-weight="bold" officeooo:paragraph-rsid="0019ff01" style:font-weight-asian="bold" style:font-weight-complex="bold"/>
    </style:style>
    <style:style style:name="T1" style:family="text">
      <style:text-properties fo:color="#999999" loext:opacity="100%"/>
    </style:style>
    <style:style style:name="T2" style:family="text">
      <style:text-properties officeooo:rsid="0019ff01"/>
    </style:style>
    <style:style style:name="T3" style:family="text">
      <style:text-properties officeooo:rsid="001bf481"/>
    </style:style>
    <style:style style:name="T4" style:family="text">
      <style:text-properties officeooo:rsid="001d3061"/>
    </style:style>
    <style:style style:name="T5" style:family="text">
      <style:text-properties officeooo:rsid="001d4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a xlink:type="simple" xlink:href="http://tftf.ru/stati/linux/razdaem_internet_v_lokalku_iptables_prosejshee_soedinenie/" text:style-name="Internet_20_link" text:visited-style-name="Visited_20_Internet_20_Link">http://tftf.ru/stati/linux/razdaem_internet_v_lokalku_iptables_prosejshee_soedinenie/</text:a></text:p>
      <text:p text:style-name="P9"><text:a xlink:type="simple" xlink:href="https://rus-linux.net/MyLDP/BOOKS/MDKman/services-masq.html" text:style-name="Internet_20_link" text:visited-style-name="Visited_20_Internet_20_Link">https://rus-linux.net/MyLDP/BOOKS/MDKman/services-masq.html</text:a></text:p>
      <text:p text:style-name="P9"><text:a xlink:type="simple" xlink:href="https://oss-it.ru/129" text:style-name="Internet_20_link" text:visited-style-name="Visited_20_Internet_20_Link">https://oss-it.ru/129</text:a></text:p>
      <text:p text:style-name="P9"/>
      <text:p text:style-name="P9"/>
      <text:p text:style-name="P2">sudo <text:span text:style-name="T2">ip a a</text:span> 192.168.0.1/<text:span text:style-name="T2">24 dev <text:s/>enx00e04c680b44</text:span></text:p>
      <text:p text:style-name="P3">sudo ip link set enx00e04c680b44 <text:span text:style-name="T3">up</text:span></text:p>
      <text:p text:style-name="P5"><text:span text:style-name="T1">Разрешите направление пакетов. Чтобы сделать это, отредактируйте </text:span><text:span text:style-name="Source_20_Text"><text:span text:style-name="T1">/etc/sysctl.conf</text:span></text:span><text:span text:style-name="T1">. Откройте сам файл командой: </text:span></text:p>
      <text:p text:style-name="P1">sudo gedit /etc/sysctl.conf</text:p>
      <text:p text:style-name="P6">А затем вставьте следующую строчку: </text:p>
      <text:p text:style-name="P1">net.ipv4.ip_forward=1</text:p>
      <text:p text:style-name="P7">Для того, чтобы применить это правило до перезагрузки выполните: </text:p>
      <text:p text:style-name="P1"><text:span text:style-name="T3">sudo </text:span>sysctl -w net.ipv4.ip_forward="1"</text:p>
      <text:p text:style-name="P5">Затем добавляем правило для <text:a xlink:type="simple" xlink:href="http://ru.wikipedia.org/wiki/NAT" text:style-name="Internet_20_link" text:visited-style-name="Visited_20_Internet_20_Link">NAT</text:a>: </text:p>
      <text:p text:style-name="P1"><text:span text:style-name="T4">sudo </text:span>iptables -t nat -A POSTROUTING -o amn0 -j MASQUERADE</text:p>
      <text:p text:style-name="P7">Установите и запустите пакет для раздачи пакетов по сети: </text:p>
      <text:p text:style-name="P4">sudo <text:span text:style-name="T2">ip a </text:span><text:span text:style-name="T5">d</text:span> 10.42.0.1/24 brd 10.42.0.255<text:span text:style-name="T2"> dev <text:s/>enx00e04c680b44</text:span></text:p>
      <text:p text:style-name="P1">sudo apt-get install dnsmasq</text:p>
      <text:p text:style-name="P5"><text:span text:style-name="T1">Чтобы NAT работал после перезагрузки сохраняем настройки </text:span><text:span text:style-name="Source_20_Text"><text:span text:style-name="T1">iptables</text:span></text:span><text:span text:style-name="T1"> в файл: </text:span></text:p>
      <text:p text:style-name="P8">sudo su</text:p>
      <text:p text:style-name="P4">iptables-save &gt; /etc/iptables.up.rules</text:p>
      <text:p text:style-name="P7">И добавляем в конец файла: </text:p>
      <text:p text:style-name="P1">gedit /etc/network/interfaces</text:p>
      <text:p text:style-name="P7">Эту строчку, для автоматической подгрузки правил: </text:p>
      <text:p text:style-name="P6">Также в этот файл добавляем правила роутинга: </text:p>
      <text:p text:style-name="Standard">pre-up iptables-restore &lt; /etc/iptables.up.rules</text:p>
      <text:p text:style-name="Standard">up route add -net 192.168.0.0 netmask 255.255.255.0 dev amn0</text:p>
      <text:p text:style-name="Standard"><text:soft-page-break/>up route add -net 0.0.0.0 netmask 255.255.255.255 dev enx00e04c680b44</text:p>
      <text:p text:style-name="Standard"/>
      <text:p text:style-name="Standard"><text:s/>Установите на втором компьютере:</text:p>
      <text:p text:style-name="Standard"/>
      <text:p text:style-name="Standard"><text:s text:c="4"/>IP: 192.168.0.2</text:p>
      <text:p text:style-name="Standard"><text:s text:c="4"/>Netmask/Маска: 255.255.255.0</text:p>
      <text:p text:style-name="Standard"><text:s text:c="4"/>Gateway/Шлюз: 192.168.0.1</text:p>
      <text:p text:style-name="Standard"><text:s text:c="4"/>DNS: 192.168.0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21:33:50.933847652</meta:creation-date>
    <dc:date>2025-04-21T23:12:27.292971416</dc:date>
    <meta:editing-duration>PT23M1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156" meta:character-count="1363" meta:non-whitespace-character-count="1210"/>
  </office:meta>
</office:document-meta>
</file>